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fffff"/>
    </style:style>
    <style:style style:name="P4" style:family="paragraph" style:parent-style-name="Text_20_body" style:list-style-name="L1">
      <loext:graphic-properties draw:fill="solid" draw:fill-color="#ffffff" draw:opacity="100%"/>
      <style:paragraph-properties fo:margin-top="0cm" fo:margin-bottom="0cm" loext:contextual-spacing="false" fo:line-height="179%" fo:background-color="#ffffff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fffff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79%" fo:background-color="transparent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normal" style:text-blinking="false"/>
    </style:style>
    <style:style style:name="P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background-color="transparent" style:writing-mode="lr-tb"/>
      <style:text-properties fo:font-variant="normal" fo:text-transform="none" fo:color="#222222" style:text-line-through-style="none" style:text-line-through-type="none" style:font-name="Arial" fo:font-size="14pt" fo:font-style="normal" style:text-underline-style="none" fo:font-weight="normal" style:text-blinking="false" fo:background-color="#ffffff"/>
    </style:style>
    <style:style style:name="P7" style:family="paragraph" style:parent-style-name="Text_20_body" style:list-style-name="L2">
      <loext:graphic-properties draw:fill="none" draw:fill-color="#ffffff"/>
      <style:paragraph-properties fo:margin-left="0cm" fo:margin-right="0.071cm" fo:margin-top="0cm" fo:margin-bottom="0.247cm" loext:contextual-spacing="false" fo:line-height="179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solid" draw:fill-color="#ffffff" draw:opacity="100%"/>
      <style:paragraph-properties fo:margin-left="0cm" fo:margin-right="0.071cm" fo:margin-top="0cm" fo:margin-bottom="0.247cm" loext:contextual-spacing="false" fo:line-height="179%" fo:text-indent="0cm" style:auto-text-indent="false" fo:background-color="#ffffff" style:writing-mode="lr-tb"/>
      <style:text-properties fo:font-variant="normal" fo:text-transform="none" fo:color="#222222" style:text-line-through-style="none" style:text-line-through-type="none" style:font-name="Arial" fo:font-size="14pt" fo:font-style="normal" style:text-underline-style="none" fo:font-weight="normal" officeooo:paragraph-rsid="00037615" style:text-blinking="false" fo:background-color="#ffffff"/>
    </style:style>
    <style:style style:name="P9" style:family="paragraph" style:parent-style-name="Heading_20_1">
      <style:paragraph-properties fo:margin-top="0.847cm" fo:margin-bottom="0.212cm" loext:contextual-spacing="false" fo:line-height="179%" style:writing-mode="lr-tb"/>
      <style:text-properties fo:font-variant="normal" fo:text-transform="none" fo:color="#000000" style:text-line-through-style="none" style:text-line-through-type="none" style:font-name="Liberation Serif1" fo:font-size="24pt" fo:font-style="normal" style:text-underline-style="none" fo:font-weight="bold" style:text-blinking="false" fo:background-color="transparent"/>
    </style:style>
    <style:style style:name="P10" style:family="paragraph" style:parent-style-name="Heading_20_1">
      <style:paragraph-properties fo:margin-left="0cm" fo:margin-right="0.071cm" fo:margin-top="0.847cm" fo:margin-bottom="0.247cm" loext:contextual-spacing="false" fo:line-height="179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1" fo:font-size="24pt" fo:font-style="normal" style:text-underline-style="none" fo:font-weight="bold" style:text-blinking="false" fo:background-color="transparent"/>
    </style:style>
    <style:style style:name="P11" style:family="paragraph" style:parent-style-name="Heading_20_2">
      <style:paragraph-properties fo:margin-top="0.635cm" fo:margin-bottom="0.141cm" loext:contextual-spacing="false" fo:line-height="179%" style:writing-mode="lr-tb"/>
      <style:text-properties fo:font-variant="normal" fo:text-transform="none" fo:color="#000000" style:text-line-through-style="none" style:text-line-through-type="none" style:font-name="Liberation Serif1" fo:font-size="18pt" fo:font-style="normal" style:text-underline-style="none" fo:font-weight="bold" officeooo:paragraph-rsid="00037615" style:text-blinking="false" fo:background-color="transparent"/>
    </style:style>
    <style:style style:name="T1" style:family="text">
      <style:text-properties fo:color="#222222" style:font-name="Arial" fo:background-color="#ffffff" loext:char-shading-value="0"/>
    </style:style>
    <style:style style:name="T2" style:family="text">
      <style:text-properties fo:color="#222222" style:font-name="Arial" fo:font-weight="bold" fo:background-color="#ffffff" loext:char-shading-value="0"/>
    </style:style>
    <style:style style:name="T3" style:family="text">
      <style:text-properties fo:color="#222222" fo:background-color="#ffffff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a14319a-8b81-ddae-b2d5-2d43e5bbcdfa"/>ECMA6: Introduction.</text:p>
      <text:list xml:id="list2733076569" text:style-name="L1">
        <text:list-item>
          <text:p text:style-name="P2">ECMA - European Computer Manufacturer Association .</text:p>
        </text:list-item>
        <text:list-item>
          <text:p text:style-name="P3">ECMA is an organization that creates standards for languages.</text:p>
        </text:list-item>
        <text:list-item>
          <text:p text:style-name="P3">It is used by applications to enable client-side scripting.</text:p>
        </text:list-item>
        <text:list-item>
          <text:p text:style-name="P4">You need to have a basic understanding of JavaScript to make the most of the ECMA6</text:p>
        </text:list-item>
      </text:list>
      <text:p text:style-name="Text_20_body"/>
      <text:h text:style-name="P9" text:outline-level="1">JavaScript:</text:h>
      <text:list xml:id="list1059355202" text:style-name="L2">
        <text:list-item>
          <text:p text:style-name="P5"><text:span text:style-name="T1">The first JavaScript engine was created by </text:span><text:span text:style-name="T2">Brendan Eich</text:span><text:span text:style-name="T3"> </text:span><text:span text:style-name="T1">at Netscape, for the Netscape Navigator Web browser</text:span></text:p>
        </text:list-item>
        <text:list-item>
          <text:p text:style-name="P7">It is a scripting language that is executed by the browser, i.e. on the client’s end. It is used in conjunction with HTML to develop responsive web pages. </text:p>
        </text:list-item>
      </text:list>
      <text:h text:style-name="P10" text:outline-level="1">EcmaScript used for:</text:h>
      <text:list xml:id="list1426499735" text:style-name="L3">
        <text:list-item>
          <text:p text:style-name="P8">ECMAScript is a standard script language, developed with the cooperation of Netscape and Microsoft and mainly derived from Netscape's JavaScript, the widely-used scripting language that is used in Web pages to affect how they look or behave for the user.</text:p>
        </text:list-item>
      </text:list>
      <text:h text:style-name="P11" text:outline-level="2"><text:soft-page-break/>Latest version :</text:h>
      <text:list xml:id="list2905361400" text:style-name="L4">
        <text:list-item>
          <text:p text:style-name="P6">ECMAScript 6, also known as ECMAScript 2015, is the latest version of the ECMAScript standar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09:52.700859905</meta:creation-date>
    <dc:date>2018-05-23T11:11:32.949898439</dc:date>
    <meta:editing-duration>PT1M43S</meta:editing-duration>
    <meta:editing-cycles>1</meta:editing-cycles>
    <meta:document-statistic meta:table-count="0" meta:image-count="0" meta:object-count="0" meta:page-count="2" meta:paragraph-count="12" meta:word-count="158" meta:character-count="938" meta:non-whitespace-character-count="799"/>
    <meta:generator>LibreOffice/5.4.6.2$Linux_X86_64 LibreOffice_project/40m0$Build-2</meta:generator>
  </office:meta>
</office:document-meta>
</file>